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51.784"/>
          <table:table-cell office:value-type="float" office:value="246.501"/>
          <table:table-cell office:value-type="float" office:value="38.63"/>
          <table:table-cell office:value-type="float" office:value="2.0"/>
          <table:table-cell office:value-type="float" office:value="0.0"/>
          <table:table-cell office:value-type="float" office:value="62.0"/>
          <table:table-cell office:value-type="float" office:value="1154.0"/>
          <table:table-cell office:value-type="float" office:value="48801.0"/>
          <table:table-cell office:value-type="float" office:value="6939037.0"/>
          <table:table-cell office:value-type="float" office:value="20244796.0"/>
          <table:table-cell office:value-type="float" office:value="11528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35247.0"/>
          <table:table-cell office:value-type="float" office:value="38000523.0"/>
          <table:table-cell office:value-type="float" office:value="26803228.0"/>
          <table:table-cell office:value-type="float" office:value="25133886.0"/>
          <table:table-cell office:value-type="float" office:value="38629380.0"/>
          <table:table-cell office:value-type="float" office:value="138884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25.37"/>
          <table:table-cell office:value-type="float" office:value="219.198"/>
          <table:table-cell office:value-type="float" office:value="11.94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4923.0"/>
          <table:table-cell office:value-type="float" office:value="6939123.0"/>
          <table:table-cell office:value-type="float" office:value="20245118.0"/>
          <table:table-cell office:value-type="float" office:value="11528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35249.0"/>
          <table:table-cell office:value-type="float" office:value="38000481.0"/>
          <table:table-cell office:value-type="float" office:value="26803186.0"/>
          <table:table-cell office:value-type="float" office:value="25133882.0"/>
          <table:table-cell office:value-type="float" office:value="38629380.0"/>
          <table:table-cell office:value-type="float" office:value="138884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224.942"/>
          <table:table-cell office:value-type="float" office:value="219.878"/>
          <table:table-cell office:value-type="float" office:value="14.67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012.0"/>
          <table:table-cell office:value-type="float" office:value="6939201.0"/>
          <table:table-cell office:value-type="float" office:value="20245410.0"/>
          <table:table-cell office:value-type="float" office:value="11528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35251.0"/>
          <table:table-cell office:value-type="float" office:value="38000443.0"/>
          <table:table-cell office:value-type="float" office:value="26803148.0"/>
          <table:table-cell office:value-type="float" office:value="25133878.0"/>
          <table:table-cell office:value-type="float" office:value="38629380.0"/>
          <table:table-cell office:value-type="float" office:value="138884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